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48419" officeooo:paragraph-rsid="00048419"/>
    </style:style>
    <style:style style:name="P2" style:family="paragraph" style:parent-style-name="Standard">
      <style:text-properties style:font-name="Khmer OS" officeooo:rsid="0009758d" officeooo:paragraph-rsid="0009758d"/>
    </style:style>
    <style:style style:name="P3" style:family="paragraph" style:parent-style-name="Standard">
      <style:text-properties style:font-name="Khmer OS" officeooo:rsid="000ae23c" officeooo:paragraph-rsid="000ae23c"/>
    </style:style>
    <style:style style:name="P4" style:family="paragraph" style:parent-style-name="Standard">
      <style:text-properties style:font-name="Khmer OS" officeooo:rsid="000bab09" officeooo:paragraph-rsid="000bab09"/>
    </style:style>
    <style:style style:name="P5" style:family="paragraph" style:parent-style-name="Standard">
      <style:text-properties style:font-name="Khmer OS" officeooo:rsid="000cfbc6" officeooo:paragraph-rsid="000cfbc6"/>
    </style:style>
    <style:style style:name="P6" style:family="paragraph" style:parent-style-name="Standard">
      <style:text-properties officeooo:paragraph-rsid="00048419"/>
    </style:style>
    <style:style style:name="P7" style:family="paragraph" style:parent-style-name="Standard">
      <style:text-properties officeooo:paragraph-rsid="000bab09"/>
    </style:style>
    <style:style style:name="P8" style:family="paragraph" style:parent-style-name="Standard">
      <style:text-properties officeooo:paragraph-rsid="000cfbc6"/>
    </style:style>
    <style:style style:name="P9" style:family="paragraph" style:parent-style-name="Standard">
      <style:text-properties officeooo:rsid="000e44a8" officeooo:paragraph-rsid="000e44a8"/>
    </style:style>
    <style:style style:name="P10" style:family="paragraph" style:parent-style-name="Standard">
      <style:text-properties officeooo:paragraph-rsid="000e44a8"/>
    </style:style>
    <style:style style:name="P11" style:family="paragraph" style:parent-style-name="Standard">
      <style:text-properties officeooo:rsid="000fbc81" officeooo:paragraph-rsid="000fbc81"/>
    </style:style>
    <style:style style:name="P12" style:family="paragraph" style:parent-style-name="Standard">
      <style:text-properties officeooo:rsid="0010f0fc" officeooo:paragraph-rsid="0010f0fc"/>
    </style:style>
    <style:style style:name="P13" style:family="paragraph" style:parent-style-name="Standard">
      <style:text-properties officeooo:rsid="0010f0fc" officeooo:paragraph-rsid="001741cf"/>
    </style:style>
    <style:style style:name="P14" style:family="paragraph" style:parent-style-name="Standard">
      <style:text-properties officeooo:paragraph-rsid="000fbc81"/>
    </style:style>
    <style:style style:name="P15" style:family="paragraph" style:parent-style-name="Standard">
      <style:text-properties officeooo:rsid="001104d8" officeooo:paragraph-rsid="001104d8"/>
    </style:style>
    <style:style style:name="P16" style:family="paragraph" style:parent-style-name="Standard">
      <style:text-properties officeooo:paragraph-rsid="001104d8"/>
    </style:style>
    <style:style style:name="P17" style:family="paragraph" style:parent-style-name="Standard">
      <style:text-properties officeooo:paragraph-rsid="0010f0fc"/>
    </style:style>
    <style:style style:name="T1" style:family="text">
      <style:text-properties officeooo:rsid="000ae23c"/>
    </style:style>
    <style:style style:name="T2" style:family="text">
      <style:text-properties style:font-name="Khmer OS"/>
    </style:style>
    <style:style style:name="T3" style:family="text">
      <style:text-properties style:font-name="Khmer OS" officeooo:rsid="000bab09"/>
    </style:style>
    <style:style style:name="T4" style:family="text">
      <style:text-properties style:font-name="Khmer OS" officeooo:rsid="000cfbc6"/>
    </style:style>
    <style:style style:name="T5" style:family="text">
      <style:text-properties style:font-name="Khmer OS" officeooo:rsid="000e44a8"/>
    </style:style>
    <style:style style:name="T6" style:family="text">
      <style:text-properties style:font-name="Khmer OS" officeooo:rsid="000fbc81"/>
    </style:style>
    <style:style style:name="T7" style:family="text">
      <style:text-properties style:font-name="Khmer OS" officeooo:rsid="0010f0fc"/>
    </style:style>
    <style:style style:name="T8" style:family="text">
      <style:text-properties style:font-name="Khmer OS" officeooo:rsid="001104d8"/>
    </style:style>
    <style:style style:name="T9" style:family="text">
      <style:text-properties style:font-name="Khmer OS" officeooo:rsid="0012f5b0"/>
    </style:style>
    <style:style style:name="T10" style:family="text">
      <style:text-properties style:font-name="Khmer OS" officeooo:rsid="0014b0b6"/>
    </style:style>
    <style:style style:name="T11" style:family="text">
      <style:text-properties style:font-name="Khmer OS" officeooo:rsid="00169247"/>
    </style:style>
    <style:style style:name="T12" style:family="text">
      <style:text-properties style:font-name="Khmer OS" officeooo:rsid="001741cf"/>
    </style:style>
    <style:style style:name="T13" style:family="text">
      <style:text-properties style:font-name="Khmer OS" officeooo:rsid="0019d89c"/>
    </style:style>
    <style:style style:name="T14" style:family="text">
      <style:text-properties style:font-name="Khmer OS" officeooo:rsid="001d22f2"/>
    </style:style>
    <style:style style:name="T15" style:family="text">
      <style:text-properties style:font-name="Khmer OS" officeooo:rsid="001e44d7"/>
    </style:style>
    <style:style style:name="T16" style:family="text">
      <style:text-properties style:font-name="Khmer OS" officeooo:rsid="001f7ec8"/>
    </style:style>
    <style:style style:name="T17" style:family="text">
      <style:text-properties style:font-name="Khmer OS" officeooo:rsid="002396c6"/>
    </style:style>
    <style:style style:name="T18" style:family="text">
      <style:text-properties style:font-name="Khmer OS" officeooo:rsid="00048419"/>
    </style:style>
    <style:style style:name="T19" style:family="text">
      <style:text-properties style:font-name="Khmer OS" officeooo:rsid="00257041"/>
    </style:style>
    <style:style style:name="T20" style:family="text">
      <style:text-properties officeooo:rsid="0014b0b6"/>
    </style:style>
    <style:style style:name="T21" style:family="text">
      <style:text-properties officeooo:rsid="00169247"/>
    </style:style>
    <style:style style:name="T22" style:family="text">
      <style:text-properties officeooo:rsid="001741cf"/>
    </style:style>
    <style:style style:name="T23" style:family="text">
      <style:text-properties officeooo:rsid="0019d89c"/>
    </style:style>
    <style:style style:name="T24" style:family="text">
      <style:text-properties officeooo:rsid="001d22f2"/>
    </style:style>
    <style:style style:name="T25" style:family="text">
      <style:text-properties officeooo:rsid="001e44d7"/>
    </style:style>
    <style:style style:name="T26" style:family="text">
      <style:text-properties officeooo:rsid="001f7ec8"/>
    </style:style>
    <style:style style:name="T27" style:family="text">
      <style:text-properties officeooo:rsid="002396c6"/>
    </style:style>
    <style:style style:name="T28" style:family="text">
      <style:text-properties officeooo:rsid="002570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8">Date: 1</text:span><text:span text:style-name="T19">1</text:span><text:span text:style-name="T18">/Feb/21</text:span></text:p>
      <text:p text:style-name="P1"/>
      <text:p text:style-name="P1">Name: Corn Daveat</text:p>
      <text:p text:style-name="P1">Class M3</text:p>
      <text:p text:style-name="P1"/>
      <text:p text:style-name="P2">3.3 <text:span text:style-name="T1">put the verb into the correct form.</text:span></text:p>
      <text:p text:style-name="P3"><text:tab/>1. What’s happening</text:p>
      <text:p text:style-name="P4"><text:tab/>2. She speaks</text:p>
      <text:p text:style-name="P4"><text:tab/>3. Everybody are waiting</text:p>
      <text:p text:style-name="P4"><text:tab/>4. do you pronounce</text:p>
      <text:p text:style-name="P7"><text:span text:style-name="T3"><text:tab/>5. </text:span><text:span text:style-name="T6">doesn’t</text:span><text:span text:style-name="T3"> work</text:span></text:p>
      <text:p text:style-name="P4"><text:tab/>6. is improving</text:p>
      <text:p text:style-name="P4"><text:tab/>7. is living</text:p>
      <text:p text:style-name="P4"><text:tab/>8. am starting</text:p>
      <text:p text:style-name="P4"><text:tab/>9. are visiting</text:p>
      <text:p text:style-name="P4"><text:tab/>10. does your father do</text:p>
      <text:p text:style-name="P4"><text:tab/>11. doesn’t take</text:p>
      <text:p text:style-name="P4"><text:tab/>12. learn, teaches</text:p>
      <text:p text:style-name="P4"/>
      <text:p text:style-name="P5">3.4. <text:s/></text:p>
      <text:p text:style-name="P8"><text:span text:style-name="T4"><text:tab/>2. B: </text:span><text:span text:style-name="T5">is always breaking down again</text:span></text:p>
      <text:p text:style-name="P8"><text:span text:style-name="T4"><text:tab/>3. B: </text:span><text:span text:style-name="T14">am</text:span><text:span text:style-name="T5"> </text:span><text:span text:style-name="T4">always making the same mistake.</text:span></text:p>
      <text:p text:style-name="P8"><text:span text:style-name="T4"><text:tab/>4. B: </text:span><text:span text:style-name="T5">am </text:span><text:span text:style-name="T4">always leaving my phone at home.</text:span></text:p>
      <text:p text:style-name="P8"><text:span text:style-name="T4"/></text:p>
      <text:p text:style-name="P10"><text:span text:style-name="T4">4.</text:span><text:span text:style-name="T5">1</text:span></text:p>
      <text:p text:style-name="P10"><text:span text:style-name="T5"><text:tab/>2. believe</text:span><text:span text:style-name="T14">s</text:span><text:span text:style-name="T5"> in</text:span></text:p>
      <text:p text:style-name="P10"><text:span text:style-name="T5"><text:tab/>3. </text:span><text:span text:style-name="T15">don’t</text:span><text:span text:style-name="T5"> remember</text:span></text:p>
      <text:p text:style-name="P10"><text:span text:style-name="T2"><text:tab/>4. am using</text:span></text:p>
      <text:p text:style-name="P10"><text:span text:style-name="T2"><text:tab/>5. </text:span><text:span text:style-name="T6">do need</text:span></text:p>
      <text:p text:style-name="P10"><text:span text:style-name="T6"><text:tab/>6. </text:span><text:span text:style-name="T16">is</text:span><text:span text:style-name="T6"> consisting</text:span></text:p>
      <text:p text:style-name="P10"><text:soft-page-break/><text:span text:style-name="T6"><text:tab/>7. does he want</text:span></text:p>
      <text:p text:style-name="P10"><text:span text:style-name="T6"><text:tab/>8. is he looking</text:span></text:p>
      <text:p text:style-name="P10"><text:span text:style-name="T6"><text:tab/>9. do you recogni</text:span><text:span text:style-name="T13">z</text:span><text:span text:style-name="T6">e</text:span></text:p>
      <text:p text:style-name="P10"><text:span text:style-name="T6"><text:tab/>10. I am thinking</text:span></text:p>
      <text:p text:style-name="P10"><text:span text:style-name="T6"><text:tab/>11. do you think</text:span></text:p>
      <text:p text:style-name="P10"><text:span text:style-name="T6"><text:tab/>12. is seeming</text:span></text:p>
      <text:p text:style-name="P11"><text:span text:style-name="T2">4.2</text:span></text:p>
      <text:p text:style-name="P14"><text:span text:style-name="T6"><text:tab/></text:span><text:span text:style-name="T7">2. I am thinking</text:span></text:p>
      <text:p text:style-name="P14"><text:span text:style-name="T7"><text:tab/>3. Who does this umbrella belong to</text:span></text:p>
      <text:p text:style-name="P11"><text:span text:style-name="T7"><text:tab/>4. <text:s/>this is smelling good</text:span></text:p>
      <text:p text:style-name="P11"><text:span text:style-name="T7"><text:tab/>5. </text:span><text:span text:style-name="T12">Is <text:s/>anybody sit there?</text:span></text:p>
      <text:p text:style-name="P14"><text:span text:style-name="T7"><text:tab/>6. </text:span><text:span text:style-name="T17">aren’t</text:span><text:span text:style-name="T7"> fit</text:span><text:span text:style-name="T17">ting</text:span><text:span text:style-name="T7"> me</text:span></text:p>
      <text:p text:style-name="P12"><text:span text:style-name="T2">4.3.</text:span></text:p>
      <text:p text:style-name="P12"><text:span text:style-name="T2"><text:tab/>3. OK</text:span></text:p>
      <text:p text:style-name="P13"><text:span text:style-name="T2"><text:tab/>4. </text:span><text:span text:style-name="T12">does it tastes</text:span></text:p>
      <text:p text:style-name="P17"><text:span text:style-name="T8"><text:tab/>5. </text:span><text:span text:style-name="T12">OK</text:span></text:p>
      <text:p text:style-name="P17"><text:span text:style-name="T12"><text:tab/>6. OK</text:span></text:p>
      <text:p text:style-name="P12"><text:span text:style-name="T12"><text:tab/>7. OK</text:span></text:p>
      <text:p text:style-name="P15"><text:span text:style-name="T2">4.4.</text:span></text:p>
      <text:p text:style-name="P15"><text:span text:style-name="T2"><text:tab/>2. is</text:span></text:p>
      <text:p text:style-name="P15"><text:span text:style-name="T2"><text:tab/>3. is being</text:span></text:p>
      <text:p text:style-name="P15"><text:span text:style-name="T2"><text:tab/>4. </text:span><text:span text:style-name="T9">are</text:span></text:p>
      <text:p text:style-name="P15"><text:span text:style-name="T9"><text:tab/>5. are being</text:span></text:p>
      <text:p text:style-name="P16"><text:span text:style-name="T9"><text:tab/>6. </text:span><text:span text:style-name="T11">Are</text:span><text:span text:style-name="T10"> you</text:span></text:p>
      <text:p text:style-name="P9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11T13:06:02.091284587</dc:date>
    <meta:editing-duration>PT46M9S</meta:editing-duration>
    <meta:editing-cycles>18</meta:editing-cycles>
    <meta:document-statistic meta:table-count="0" meta:image-count="0" meta:object-count="0" meta:page-count="2" meta:paragraph-count="50" meta:word-count="172" meta:character-count="826" meta:non-whitespace-character-count="659"/>
  </office:meta>
</office:document-meta>
</file>